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3pt" fo:font-weight="normal" officeooo:rsid="001015d0" officeooo:paragraph-rsid="001015d0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22pt" fo:font-weight="normal" officeooo:rsid="0012f61c" officeooo:paragraph-rsid="0012f61c" style:font-size-asian="22pt" style:font-weight-asian="normal" style:font-size-complex="22pt" style:font-weight-complex="normal"/>
    </style:style>
    <style:style style:name="P3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3pt" fo:font-weight="normal" officeooo:rsid="0012f61c" officeooo:paragraph-rsid="0012f61c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0pt" fo:font-weight="normal" officeooo:rsid="0012f61c" officeooo:paragraph-rsid="0012f61c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fo:font-size="10pt" fo:font-weight="normal" officeooo:rsid="0012f61c" officeooo:paragraph-rsid="0018c9b2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fo:font-size="22pt" fo:font-weight="normal" officeooo:rsid="0012f61c" officeooo:paragraph-rsid="0012f61c" style:font-size-asian="22pt" style:font-weight-asian="normal" style:font-size-complex="22pt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fo:color="#000000" fo:font-size="22pt" fo:font-weight="normal" officeooo:rsid="0012f61c" officeooo:paragraph-rsid="0018c9b2" style:font-size-asian="22pt" style:font-weight-asian="normal" style:font-size-complex="22pt" style:font-weight-complex="normal"/>
    </style:style>
    <style:style style:name="P8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3pt" fo:font-weight="normal" officeooo:rsid="0012f61c" officeooo:paragraph-rsid="0018c9b2" style:font-size-asian="13pt" style:font-weight-asian="normal" style:font-size-complex="13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officeooo:rsid="00148c5c" style:font-size-asian="24pt" style:font-size-complex="24pt"/>
    </style:style>
    <style:style style:name="T4" style:family="text">
      <style:text-properties fo:font-size="24pt" officeooo:rsid="00174464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Anuncio O Evangelho</text:span><text:tab/><text:span text:style-name="T1">Pr. Lucas<text:tab/></text:span><text:span text:style-name="T3">[ </text:span><text:span text:style-name="T4">17 </text:span><text:span text:style-name="T3">]</text:span></text:p>
      <text:p text:style-name="P4"/>
      <text:p text:style-name="P4"/>
      <text:p text:style-name="P4"/>
      <text:p text:style-name="P2">Eu recebi uma missão</text:p>
      <text:p text:style-name="P2">o evangelho anunciar</text:p>
      <text:p text:style-name="P2">Eu não posso me calar</text:p>
      <text:p text:style-name="P2"/>
      <text:p text:style-name="P2">Eu recebi uma visão</text:p>
      <text:p text:style-name="P2">Muitas almas pra ganhar</text:p>
      <text:p text:style-name="P2">Eu não posso vacilar</text:p>
      <text:p text:style-name="P2"/>
      <text:p text:style-name="P2">Eu fui curado para curar</text:p>
      <text:p text:style-name="P2">Eu fui escolhido para anunciar</text:p>
      <text:p text:style-name="P2"/>
      <text:p text:style-name="P2">E eu pulo</text:p>
      <text:p text:style-name="P2">E anuncio o evangelho</text:p>
      <text:p text:style-name="P2">E eu corro</text:p>
      <text:p text:style-name="P2">E anuncio o evangelho</text:p>
      <text:p text:style-name="P2">E eu grito</text:p>
      <text:p text:style-name="P2">E anuncio o evangelho de Jesus</text:p>
      <text:p text:style-name="P2"/>
      <text:p text:style-name="P2"/>
      <text:p text:style-name="P8"><text:span text:style-name="T2">Anuncio O Evangelho</text:span><text:tab/><text:span text:style-name="T1">Pr. Lucas<text:tab/></text:span><text:span text:style-name="T3">[ </text:span><text:span text:style-name="T4">17 </text:span><text:span text:style-name="T3">]</text:span></text:p>
      <text:p text:style-name="P5"/>
      <text:p text:style-name="P5"/>
      <text:p text:style-name="P5"/>
      <text:p text:style-name="P7">Eu recebi uma missão</text:p>
      <text:p text:style-name="P7">o evangelho anunciar</text:p>
      <text:p text:style-name="P7">Eu não posso me calar</text:p>
      <text:p text:style-name="P7"/>
      <text:p text:style-name="P7">Eu recebi uma visão</text:p>
      <text:p text:style-name="P7">Muitas almas pra ganhar</text:p>
      <text:p text:style-name="P7">Eu não posso vacilar</text:p>
      <text:p text:style-name="P7"/>
      <text:p text:style-name="P7">Eu fui curado para curar</text:p>
      <text:p text:style-name="P7">Eu fui escolhido para anunciar</text:p>
      <text:p text:style-name="P7"/>
      <text:p text:style-name="P7">E eu pulo</text:p>
      <text:p text:style-name="P7">E anuncio o evangelho</text:p>
      <text:p text:style-name="P7">E eu corro</text:p>
      <text:p text:style-name="P7">E anuncio o evangelho</text:p>
      <text:p text:style-name="P7">E eu grito</text:p>
      <text:p text:style-name="P7">E anuncio o evangelho de Jes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7-23T16:24:31.335268243</dc:date>
    <meta:editing-cycles>18</meta:editing-cycles>
    <meta:editing-duration>PT22M56S</meta:editing-duration>
    <meta:generator>LibreOffice/5.2.7.2$Linux_X86_64 LibreOffice_project/20m0$Build-2</meta:generator>
    <meta:print-date>2017-07-12T21:32:00.475661565</meta:print-date>
    <meta:document-statistic meta:table-count="0" meta:image-count="0" meta:object-count="0" meta:page-count="1" meta:paragraph-count="30" meta:word-count="130" meta:character-count="628" meta:non-whitespace-character-count="528"/>
  </office:meta>
</office:document-meta>
</file>